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2000001906B4ADFF3CA95AF77.png" manifest:media-type="image/png"/>
  <manifest:file-entry manifest:full-path="Pictures/1000000000000352000001908C189A5AFBAA86C3.png" manifest:media-type="image/png"/>
  <manifest:file-entry manifest:full-path="Pictures/100000000000035200000190BE5F4AA744229FAA.png" manifest:media-type="image/png"/>
  <manifest:file-entry manifest:full-path="Pictures/10000000000003520000019052BCB9DC6BD782F7.png" manifest:media-type="image/png"/>
  <manifest:file-entry manifest:full-path="Pictures/100000000000035200000190BE5F7FD5398AD67B.png" manifest:media-type="image/png"/>
  <manifest:file-entry manifest:full-path="Pictures/1000000000000352000001908AA2F70A19A8CA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0.132cm" svg:y="16.695cm" svg:width="17cm" svg:height="7.999cm" draw:z-index="0"><draw:image xlink:href="Pictures/1000020100000352000001906B4ADFF3CA95AF77.png" xlink:type="simple" xlink:show="embed" xlink:actuate="onLoad"/></draw:frame><draw:frame draw:style-name="fr2" draw:name="Bild2" text:anchor-type="paragraph" svg:width="17cm" svg:height="7.999cm" draw:z-index="1"><draw:image xlink:href="Pictures/1000000000000352000001908C189A5AFBAA86C3.png" xlink:type="simple" xlink:show="embed" xlink:actuate="onLoad"/></draw:frame><draw:frame draw:style-name="fr1" draw:name="Bild3" text:anchor-type="paragraph" svg:x="0.079cm" svg:y="8.281cm" svg:width="17cm" svg:height="7.999cm" draw:z-index="2"><draw:image xlink:href="Pictures/10000000000003520000019052BCB9DC6BD782F7.png" xlink:type="simple" xlink:show="embed" xlink:actuate="onLoad"/></draw:frame></text:p>
      <text:p text:style-name="P1"><draw:frame draw:style-name="fr2" draw:name="Bild4" text:anchor-type="paragraph" svg:width="17cm" svg:height="7.999cm" draw:z-index="3"><draw:image xlink:href="Pictures/100000000000035200000190BE5F4AA744229FAA.png" xlink:type="simple" xlink:show="embed" xlink:actuate="onLoad"/></draw:frame><draw:frame draw:style-name="fr1" draw:name="Bild5" text:anchor-type="paragraph" svg:x="-0.026cm" svg:y="8.281cm" svg:width="17cm" svg:height="7.999cm" draw:z-index="4"><draw:image xlink:href="Pictures/100000000000035200000190BE5F7FD5398AD67B.png" xlink:type="simple" xlink:show="embed" xlink:actuate="onLoad"/></draw:frame><draw:frame draw:style-name="fr1" draw:name="Bild6" text:anchor-type="paragraph" svg:x="0.079cm" svg:y="16.51cm" svg:width="17cm" svg:height="7.999cm" draw:z-index="5"><draw:image xlink:href="Pictures/1000000000000352000001908AA2F70A19A8CA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4:41:35.325000000</meta:creation-date>
    <meta:print-date>2017-04-02T15:24:18.367000000</meta:print-date>
    <dc:date>2017-04-02T15:25:36.414000000</dc:date>
    <meta:editing-duration>PT3M29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5.2.6.2$Windows_x86 LibreOffice_project/a3100ed2409ebf1c212f5048fbe377c281438fdc</meta:generator>
  </office:meta>
</office:document-meta>
</file>